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5.26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8.77mm"/>
    </style:style>
    <style:style style:name="co6" style:family="table-column">
      <style:table-column-properties fo:break-before="auto" style:column-width="66.9mm"/>
    </style:style>
    <style:style style:name="co7" style:family="table-column">
      <style:table-column-properties fo:break-before="auto" style:column-width="56.9mm"/>
    </style:style>
    <style:style style:name="co8" style:family="table-column">
      <style:table-column-properties fo:break-before="page" style:column-width="60.68mm"/>
    </style:style>
    <style:style style:name="co9" style:family="table-column">
      <style:table-column-properties fo:break-before="auto" style:column-width="57.27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1.29mm"/>
    </style:style>
    <style:style style:name="co12" style:family="table-column">
      <style:table-column-properties fo:break-before="auto" style:column-width="33.87mm"/>
    </style:style>
    <style:style style:name="co13" style:family="table-column">
      <style:table-column-properties fo:break-before="auto" style:column-width="37.57mm"/>
    </style:style>
    <style:style style:name="co14" style:family="table-column">
      <style:table-column-properties fo:break-before="auto" style:column-width="46.85mm"/>
    </style:style>
    <style:style style:name="co15" style:family="table-column">
      <style:table-column-properties fo:break-before="auto" style:column-width="44.54mm"/>
    </style:style>
    <style:style style:name="co16" style:family="table-column">
      <style:table-column-properties fo:break-before="auto" style:column-width="46.71mm"/>
    </style:style>
    <style:style style:name="co17" style:family="table-column">
      <style:table-column-properties fo:break-before="auto" style:column-width="44.43mm"/>
    </style:style>
    <style:style style:name="co18" style:family="table-column">
      <style:table-column-properties fo:break-before="auto" style:column-width="121.09mm"/>
    </style:style>
    <style:style style:name="co19" style:family="table-column">
      <style:table-column-properties fo:break-before="auto" style:column-width="26.0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7.48mm" fo:break-before="auto" style:use-optimal-row-height="false"/>
    </style:style>
    <style:style style:name="ro3" style:family="table-row">
      <style:table-row-properties style:row-height="10.57mm" fo:break-before="auto" style:use-optimal-row-height="false"/>
    </style:style>
    <style:style style:name="ro4" style:family="table-row">
      <style:table-row-properties style:row-height="12.77mm" fo:break-before="auto" style:use-optimal-row-height="false"/>
    </style:style>
    <style:style style:name="ro5" style:family="table-row">
      <style:table-row-properties style:row-height="6.83mm" fo:break-before="auto" style:use-optimal-row-height="false"/>
    </style:style>
    <style:style style:name="ro6" style:family="table-row">
      <style:table-row-properties style:row-height="8.15mm" fo:break-before="auto" style:use-optimal-row-height="false"/>
    </style:style>
    <style:style style:name="ro7" style:family="table-row">
      <style:table-row-properties style:row-height="7.04mm" fo:break-before="auto" style:use-optimal-row-height="false"/>
    </style:style>
    <style:style style:name="ro8" style:family="table-row">
      <style:table-row-properties style:row-height="8.36mm" fo:break-before="auto" style:use-optimal-row-height="false"/>
    </style:style>
    <style:style style:name="ro9" style:family="table-row">
      <style:table-row-properties style:row-height="16.97mm" fo:break-before="auto" style:use-optimal-row-height="false"/>
    </style:style>
    <style:style style:name="ro10" style:family="table-row">
      <style:table-row-properties style:row-height="12.56mm" fo:break-before="auto" style:use-optimal-row-height="false"/>
    </style:style>
    <style:style style:name="ro11" style:family="table-row">
      <style:table-row-properties style:row-height="12.12mm" fo:break-before="auto" style:use-optimal-row-height="false"/>
    </style:style>
    <style:style style:name="ro12" style:family="table-row">
      <style:table-row-properties style:row-height="4.87mm" fo:break-before="auto" style:use-optimal-row-height="true"/>
    </style:style>
    <style:style style:name="ro13" style:family="table-row">
      <style:table-row-properties style:row-height="17.37mm" fo:break-before="auto" style:use-optimal-row-height="true"/>
    </style:style>
    <style:style style:name="ro14" style:family="table-row">
      <style:table-row-properties style:row-height="9.24mm" fo:break-before="auto" style:use-optimal-row-height="true"/>
    </style:style>
    <style:style style:name="ro15" style:family="table-row">
      <style:table-row-properties style:row-height="4.87mm" fo:break-before="page" style:use-optimal-row-height="true"/>
    </style:style>
    <style:style style:name="ta1" style:family="table" style:master-page-name="PageStyle_5f_Sheet_20_1_20_-_20_Table_20_1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e18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cdcdcd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name-complex="Helvetica Neue" style:font-size-complex="12pt" style:font-style-complex="normal" style:font-weight-complex="bold"/>
    </style:style>
    <style:style style:name="ce19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name-complex="Helvetica Neue" style:font-size-complex="12pt" style:font-style-complex="normal" style:font-weight-complex="bold"/>
    </style:style>
    <style:style style:name="ce5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name-complex="Helvetica Neue" style:font-size-complex="12pt" style:font-style-complex="normal" style:font-weight-complex="bold"/>
    </style:style>
    <style:style style:name="ce20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cell-protect="protected" style:print-content="false" fo:border="none"/>
    </style:style>
    <style:style style:name="ce14" style:family="table-cell" style:parent-style-name="Default">
      <style:table-cell-properties style:cell-protect="protected" style:print-content="false"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style:cell-protect="protected" style:print-content="false"/>
    </style:style>
    <style:style style:name="ce16" style:family="table-cell" style:parent-style-name="Default" style:data-style-name="N10000">
      <style:table-cell-properties style:cell-protect="protected" style:print-content="fals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" style:family="table-cell" style:parent-style-name="Default">
      <style:table-cell-properties fo:border="0.06pt solid #cdcdcd" style:vertical-align="middle"/>
      <style:text-properties fo:font-size="12pt" style:font-size-asian="12pt" style:font-size-complex="12pt"/>
    </style:style>
    <style:style style:name="ce23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4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5" style:family="table-cell" style:parent-style-name="Default" style:data-style-name="N109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6" style:family="table-cell" style:parent-style-name="Default" style:data-style-name="N109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7" style:family="table-cell" style:parent-style-name="Default" style:data-style-name="N1000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8" style:family="table-cell" style:parent-style-name="Default" style:data-style-name="N10156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31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32" style:family="table-cell" style:parent-style-name="Default" style:data-style-name="N10156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42" style:family="table-cell" style:parent-style-name="Default">
      <style:table-cell-properties style:cell-protect="protected" style:print-content="false" fo:wrap-option="wrap" fo:border="none"/>
    </style:style>
    <style:style style:name="ce49" style:family="table-cell" style:parent-style-name="Default" style:data-style-name="N109">
      <style:table-cell-properties style:cell-protect="protected" style:print-content="false" fo:border="none"/>
    </style:style>
    <style:style style:name="ce29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6pt solid #cdcdcd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30" style:family="table-cell" style:parent-style-name="Default" style:data-style-name="N109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4" style:family="table-cell" style:parent-style-name="Default">
      <style:table-cell-properties fo:border="0.06pt solid #000000" style:vertical-align="middle"/>
      <style:text-properties fo:font-size="12pt" style:font-size-asian="12pt" style:font-size-complex="12pt"/>
    </style:style>
    <style:style style:name="ce35" style:family="table-cell" style:parent-style-name="Default">
      <style:table-cell-properties fo:border="none" style:vertical-align="middle"/>
      <style:text-properties fo:font-size="12pt" style:font-size-asian="12pt" style:font-size-complex="12pt"/>
    </style:style>
    <style:style style:name="ce36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37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8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1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7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 1 - Table 1" table:style-name="ta1">
        <office:forms form:automatic-focus="false" form:apply-design-mode="false"/>
        <table:shapes>
          <draw:frame draw:z-index="0" draw:name="Chart 1" draw:style-name="gr1" draw:text-style-name="P1" svg:width="316.05mm" svg:height="120.8mm" svg:x="5.15mm" svg:y="268.32mm">
            <loext:p draw:notify-on-update-of-ranges="'Sheet 1 - Table 1'.B2:'Sheet 1 - Table 1'.J2 'Sheet 1 - Table 1'.A8:'Sheet 1 - Table 1'.A8 'Sheet 1 - Table 1'.B8:'Sheet 1 - Table 1'.J8 'Sheet 1 - Table 1'.A5:'Sheet 1 - Table 1'.A5 'Sheet 1 - Table 1'.B5:'Sheet 1 - Table 1'.J5 'Sheet 1 - Table 1'.A7:'Sheet 1 - Table 1'.A7 'Sheet 1 - Table 1'.B7:'Sheet 1 - Table 1'.J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name="Chart 1" draw:style-name="gr1" draw:text-style-name="P1" svg:width="316.38mm" svg:height="127.18mm" svg:x="6.41mm" svg:y="389.19mm">
            <loext:p draw:notify-on-update-of-ranges="'Sheet 1 - Table 1'.B2:'Sheet 1 - Table 1'.G2 'Sheet 1 - Table 1'.A12:'Sheet 1 - Table 1'.A12 'Sheet 1 - Table 1'.B12:'Sheet 1 - Table 1'.G12 'Sheet 1 - Table 1'.A11:'Sheet 1 - Table 1'.A11 'Sheet 1 - Table 1'.B11:'Sheet 1 - Table 1'.G11 'Sheet 1 - Table 1'.A7:'Sheet 1 - Table 1'.A7 'Sheet 1 - Table 1'.B7:'Sheet 1 - Table 1'.G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name="Chart 1" draw:style-name="gr1" draw:text-style-name="P1" svg:width="316.05mm" svg:height="121.41mm" svg:x="6.87mm" svg:y="524.48mm">
            <loext:p draw:notify-on-update-of-ranges="'Sheet 1 - Table 1'.B2:'Sheet 1 - Table 1'.F2 'Sheet 1 - Table 1'.A9:'Sheet 1 - Table 1'.A9 'Sheet 1 - Table 1'.B9:'Sheet 1 - Table 1'.F9 'Sheet 1 - Table 1'.A6:'Sheet 1 - Table 1'.A6 'Sheet 1 - Table 1'.B6:'Sheet 1 - Table 1'.F6 'Sheet 1 - Table 1'.A7:'Sheet 1 - Table 1'.A7 'Sheet 1 - Table 1'.B7:'Sheet 1 - Table 1'.F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2" draw:text-style-name="P2" svg:width="317.24mm" svg:height="88.54mm" svg:x="11.54mm" svg:y="640.01mm">
            <loext:p draw:notify-on-update-of-ranges="'Sheet 1 - Table 1'.B29:'Sheet 1 - Table 1'.D29 'Sheet 1 - Table 1'.B24:'Sheet 1 - Table 1'.B24 'Sheet 1 - Table 1'.B25:'Sheet 1 - Table 1'.B27 'Sheet 1 - Table 1'.C24:'Sheet 1 - Table 1'.C24 'Sheet 1 - Table 1'.C25:'Sheet 1 - Table 1'.C27 'Sheet 1 - Table 1'.D24:'Sheet 1 - Table 1'.D24 'Sheet 1 - Table 1'.D25:'Sheet 1 - Table 1'.D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number-columns-repeated="5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3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0" table:number-columns-repeated="2" table:default-cell-style-name="ce3"/>
        <table:table-column table:style-name="co14" table:default-cell-style-name="ce3"/>
        <table:table-column table:style-name="co15" table:default-cell-style-name="ce3"/>
        <table:table-column table:style-name="co10" table:default-cell-style-name="ce3"/>
        <table:table-column table:style-name="co16" table:default-cell-style-name="ce3"/>
        <table:table-column table:style-name="co17" table:default-cell-style-name="ce3"/>
        <table:table-column table:style-name="co10" table:number-columns-repeated="4" table:default-cell-style-name="ce3"/>
        <table:table-column table:style-name="co18" table:default-cell-style-name="ce3"/>
        <table:table-column table:style-name="co10" table:number-columns-repeated="223" table:default-cell-style-name="ce3"/>
        <table:table-column table:style-name="co19" table:number-columns-repeated="768" table:default-cell-style-name="Default"/>
        <table:table-row table:style-name="ro1">
          <table:table-cell table:style-name="ce18" office:value-type="string" calcext:value-type="string" table:number-columns-spanned="10" table:number-rows-spanned="1">
            <text:p>Medição 1.000.000 elementos</text:p>
          </table:table-cell>
          <table:covered-table-cell table:style-name="ce22"/>
          <table:covered-table-cell table:number-columns-repeated="8" table:style-name="ce29"/>
          <table:table-cell table:style-name="ce36"/>
          <table:table-cell table:style-name="ce1" table:number-columns-repeated="10"/>
          <table:table-cell table:style-name="ce8" table:number-columns-repeated="2"/>
          <table:table-cell table:style-name="ce1" table:number-columns-repeated="6"/>
          <table:table-cell table:style-name="ce8" table:number-columns-repeated="8"/>
          <table:table-cell table:number-columns-repeated="987"/>
        </table:table-row>
        <table:table-row table:style-name="ro2">
          <table:table-cell table:style-name="ce19" office:value-type="string" calcext:value-type="string">
            <text:p>Núcleo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63" calcext:value-type="float">
            <text:p>63</text:p>
          </table:table-cell>
          <table:table-cell table:style-name="ce23" office:value-type="float" office:value="127" calcext:value-type="float">
            <text:p>127</text:p>
          </table:table-cell>
          <table:table-cell table:style-name="ce33" office:value-type="float" office:value="255" calcext:value-type="float">
            <text:p>255</text:p>
          </table:table-cell>
          <table:table-cell table:style-name="ce23" office:value-type="float" office:value="511" calcext:value-type="float">
            <text:p>511</text:p>
          </table:table-cell>
          <table:table-cell table:style-name="ce37"/>
          <table:table-cell table:style-name="ce8" table:number-columns-repeated="26"/>
          <table:table-cell table:number-columns-repeated="987"/>
        </table:table-row>
        <table:table-row table:style-name="ro3">
          <table:table-cell table:style-name="ce19" office:value-type="string" calcext:value-type="string">
            <text:p>Tempo de Execução Bubble Sort (s)</text:p>
          </table:table-cell>
          <table:table-cell table:style-name="ce24" office:value-type="float" office:value="4477.390472" calcext:value-type="float">
            <text:p>4477.390472</text:p>
          </table:table-cell>
          <table:table-cell table:style-name="ce24" office:value-type="float" office:value="1125.379828" calcext:value-type="float">
            <text:p>1125.379828</text:p>
          </table:table-cell>
          <table:table-cell table:style-name="ce24" office:value-type="float" office:value="282.091978" calcext:value-type="float">
            <text:p>282.091978</text:p>
          </table:table-cell>
          <table:table-cell table:style-name="ce24" office:value-type="float" office:value="73.919254" calcext:value-type="float">
            <text:p>73.919254</text:p>
          </table:table-cell>
          <table:table-cell table:style-name="ce24" office:value-type="float" office:value="36.633534" calcext:value-type="float">
            <text:p>36.633534</text:p>
          </table:table-cell>
          <table:table-cell table:style-name="ce24" office:value-type="float" office:value="19.282921" calcext:value-type="float">
            <text:p>19.282921</text:p>
          </table:table-cell>
          <table:table-cell table:style-name="ce24" office:value-type="float" office:value="9.621282" calcext:value-type="float">
            <text:p>9.621282</text:p>
          </table:table-cell>
          <table:table-cell table:style-name="ce34" office:value-type="float" office:value="5.288632" calcext:value-type="float">
            <text:p>5,288632</text:p>
          </table:table-cell>
          <table:table-cell table:style-name="ce24" office:value-type="float" office:value="6.583941" calcext:value-type="float">
            <text:p>6.583941</text:p>
          </table:table-cell>
          <table:table-cell table:style-name="ce36"/>
          <table:table-cell table:style-name="ce10"/>
          <table:table-cell table:style-name="ce8" table:number-columns-repeated="25"/>
          <table:table-cell table:number-columns-repeated="987"/>
        </table:table-row>
        <table:table-row table:style-name="ro4">
          <table:table-cell table:style-name="ce19" office:value-type="string" calcext:value-type="string">
            <text:p>Tempo de Execução Quick Sort (s)</text:p>
          </table:table-cell>
          <table:table-cell table:style-name="ce24" office:value-type="float" office:value="0.07313" calcext:value-type="float">
            <text:p>0.07313</text:p>
          </table:table-cell>
          <table:table-cell table:style-name="ce24" office:value-type="float" office:value="0.064497" calcext:value-type="float">
            <text:p>0.064497</text:p>
          </table:table-cell>
          <table:table-cell table:style-name="ce24" office:value-type="float" office:value="0.065328" calcext:value-type="float">
            <text:p>0.065328</text:p>
          </table:table-cell>
          <table:table-cell table:style-name="ce24" office:value-type="float" office:value="0.082418" calcext:value-type="float">
            <text:p>0.082418</text:p>
          </table:table-cell>
          <table:table-cell table:style-name="ce24" office:value-type="float" office:value="0.098301" calcext:value-type="float">
            <text:p>0.098301</text:p>
          </table:table-cell>
          <table:table-cell table:style-name="ce24" table:number-columns-repeated="2"/>
          <table:table-cell table:style-name="ce34"/>
          <table:table-cell table:style-name="ce24"/>
          <table:table-cell/>
          <table:table-cell table:style-name="ce8"/>
          <table:table-cell table:style-name="ce11"/>
          <table:table-cell table:style-name="ce8" table:number-columns-repeated="5"/>
          <table:table-cell table:style-name="ce8" office:value-type="string" calcext:value-type="string">
            <text:p>Numero de processos</text:p>
          </table:table-cell>
          <table:table-cell table:style-name="ce8" office:value-type="string" calcext:value-type="string">
            <text:p>Numero elementos</text:p>
          </table:table-cell>
          <table:table-cell table:style-name="ce8" office:value-type="string" calcext:value-type="string">
            <text:p>razão ordenação Local</text:p>
          </table:table-cell>
          <table:table-cell table:style-name="ce8"/>
          <table:table-cell table:style-name="ce8" office:value-type="string" calcext:value-type="string">
            <text:p>Grau árvore</text:p>
          </table:table-cell>
          <table:table-cell table:style-name="ce8"/>
          <table:table-cell table:style-name="ce8" office:value-type="string" calcext:value-type="string">
            <text:p>Indice (Nivel da arvore)</text:p>
          </table:table-cell>
          <table:table-cell table:style-name="ce8" office:value-type="string" calcext:value-type="string">
            <text:p>Polinomio</text:p>
          </table:table-cell>
          <table:table-cell table:style-name="ce8" office:value-type="string" calcext:value-type="string">
            <text:p>Carga acumulada %</text:p>
            <text:p>(Nodos intermediaros)</text:p>
          </table:table-cell>
          <table:table-cell table:style-name="ce8" office:value-type="string" calcext:value-type="string">
            <text:p>Carga Nodos folha %</text:p>
          </table:table-cell>
          <table:table-cell table:style-name="ce8" office:value-type="string" calcext:value-type="string">
            <text:p>Delta</text:p>
          </table:table-cell>
          <table:table-cell table:style-name="ce8" table:number-columns-repeated="2"/>
          <table:table-cell table:style-name="ce10" office:value-type="string" calcext:value-type="string">
            <text:p>Máquina local</text:p>
          </table:table-cell>
          <table:table-cell table:style-name="ce10" office:value-type="string" calcext:value-type="string">
            <text:p>Processador: Intel® Core™ i7-3612QM CPU @ 2.10GHz × 8 (4 cores, 8 threads)</text:p>
          </table:table-cell>
          <table:table-cell table:style-name="ce8" table:number-columns-repeated="4"/>
          <table:table-cell table:number-columns-repeated="987"/>
        </table:table-row>
        <table:table-row table:style-name="ro5">
          <table:table-cell table:style-name="ce19" office:value-type="string" calcext:value-type="string">
            <text:p>Speed-Up BubbleSort</text:p>
          </table:table-cell>
          <table:table-cell table:style-name="ce25" table:formula="of:=([.$B$3]/[.B3])" office:value-type="float" office:value="1" calcext:value-type="float">
            <text:p>1,0</text:p>
          </table:table-cell>
          <table:table-cell table:style-name="ce25" table:formula="of:=([.$B$3]/[.C3])" office:value-type="float" office:value="3.97855938110879" calcext:value-type="float">
            <text:p>4,0</text:p>
          </table:table-cell>
          <table:table-cell table:style-name="ce25" table:formula="of:=([.$B$3]/[.D3])" office:value-type="float" office:value="15.8720942855029" calcext:value-type="float">
            <text:p>15,9</text:p>
          </table:table-cell>
          <table:table-cell table:style-name="ce25" table:formula="of:=([.$B$3]/[.E3])" office:value-type="float" office:value="60.5713698355235" calcext:value-type="float">
            <text:p>60,6</text:p>
          </table:table-cell>
          <table:table-cell table:style-name="ce25" table:formula="of:=([.$B$3]/[.F3])" office:value-type="float" office:value="122.221090435883" calcext:value-type="float">
            <text:p>122,2</text:p>
          </table:table-cell>
          <table:table-cell table:style-name="ce25" table:formula="of:=([.$B$3]/[.G3])" office:value-type="float" office:value="232.194617817498" calcext:value-type="float">
            <text:p>232,2</text:p>
          </table:table-cell>
          <table:table-cell table:style-name="ce25" table:formula="of:=([.$B$3]/[.H3])" office:value-type="float" office:value="465.363188814131" calcext:value-type="float">
            <text:p>465,4</text:p>
          </table:table-cell>
          <table:table-cell table:style-name="ce25" table:formula="of:=([.$B$3]/[.I3])" office:value-type="float" office:value="846.606546267542" calcext:value-type="float">
            <text:p>846,6</text:p>
          </table:table-cell>
          <table:table-cell table:style-name="ce25" table:formula="of:=([.$B$3]/[.J3])" office:value-type="float" office:value="680.04717417729" calcext:value-type="float">
            <text:p>680,0</text:p>
          </table:table-cell>
          <table:table-cell table:style-name="ce36"/>
          <table:table-cell table:style-name="ce8"/>
          <table:table-cell table:style-name="ce10"/>
          <table:table-cell table:style-name="ce8" table:number-columns-repeated="5"/>
          <table:table-cell table:style-name="ce8" office:value-type="float" office:value="3" calcext:value-type="float">
            <text:p>3</text:p>
          </table:table-cell>
          <table:table-cell table:style-name="ce8" office:value-type="float" office:value="1000000" calcext:value-type="float">
            <text:p>1000000</text:p>
          </table:table-cell>
          <table:table-cell table:style-name="ce8" office:value-type="float" office:value="0.05" calcext:value-type="float">
            <text:p>0.05</text:p>
          </table:table-cell>
          <table:table-cell table:style-name="ce8"/>
          <table:table-cell table:style-name="ce17" table:formula="of:=TRUNC( LOG([.S5];2);0)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formula="of:=[.$T$5]*([.$U$5]^([.Y5]))*(2^(([.Y5]-1)*2))" office:value-type="float" office:value="50000" calcext:value-type="float">
            <text:p>50000</text:p>
          </table:table-cell>
          <table:table-cell table:style-name="ce8" table:formula="of:=(SUM([.$Z$5:.Z5])*(100/[.$T$5]))" office:value-type="float" office:value="5" calcext:value-type="float">
            <text:p>5</text:p>
          </table:table-cell>
          <table:table-cell table:style-name="ce8" table:formula="of:=(100-[.AA5])" office:value-type="float" office:value="95" calcext:value-type="float">
            <text:p>95</text:p>
          </table:table-cell>
          <table:table-cell table:style-name="ce8" table:formula="of:=[.$T$5]*(([.AB5]/100)/2)" office:value-type="float" office:value="475000" calcext:value-type="float">
            <text:p>475000</text:p>
          </table:table-cell>
          <table:table-cell table:style-name="ce8" table:number-columns-repeated="2"/>
          <table:table-cell table:style-name="ce10" office:value-type="string" calcext:value-type="string">
            <text:p>100.000 Elementos Bubble Sort (s)</text:p>
          </table:table-cell>
          <table:table-cell table:style-name="ce8"/>
          <table:table-cell table:style-name="ce11" office:value-type="float" office:value="26.00217" calcext:value-type="float">
            <text:p>26.00217</text:p>
          </table:table-cell>
          <table:table-cell table:style-name="ce8" table:number-columns-repeated="3"/>
          <table:table-cell table:number-columns-repeated="987"/>
        </table:table-row>
        <table:table-row table:style-name="ro5">
          <table:table-cell table:style-name="ce19" office:value-type="string" calcext:value-type="string">
            <text:p>Speed-Up QuickSort</text:p>
          </table:table-cell>
          <table:table-cell table:style-name="ce26" table:formula="of:=([.$B$4]/[.B4])" office:value-type="float" office:value="1" calcext:value-type="float">
            <text:p>1,0</text:p>
          </table:table-cell>
          <table:table-cell table:style-name="ce26" table:formula="of:=([.$B$4]/[.C4])" office:value-type="float" office:value="1.13385118687691" calcext:value-type="float">
            <text:p>1,1</text:p>
          </table:table-cell>
          <table:table-cell table:style-name="ce26" table:formula="of:=([.$B$4]/[.D4])" office:value-type="float" office:value="1.11942811658095" calcext:value-type="float">
            <text:p>1,1</text:p>
          </table:table-cell>
          <table:table-cell table:style-name="ce26" table:formula="of:=([.$B$4]/[.E4])" office:value-type="float" office:value="0.887306170982067" calcext:value-type="float">
            <text:p>0,9</text:p>
          </table:table-cell>
          <table:table-cell table:style-name="ce26" table:formula="of:=([.$B$4]/[.F4])" office:value-type="float" office:value="0.743939532659892" calcext:value-type="float">
            <text:p>0,7</text:p>
          </table:table-cell>
          <table:table-cell table:style-name="ce26" table:number-columns-repeated="4"/>
          <table:table-cell table:style-name="ce36"/>
          <table:table-cell/>
          <table:table-cell table:style-name="ce10"/>
          <table:table-cell table:style-name="ce8" table:number-columns-repeated="11"/>
          <table:table-cell table:style-name="ce8" office:value-type="float" office:value="2" calcext:value-type="float">
            <text:p>2</text:p>
          </table:table-cell>
          <table:table-cell table:style-name="ce8" table:formula="of:=[.$T$5]*([.$U$5]^([.Y6]))*(2^(([.Y6]-1)*2))" office:value-type="float" office:value="10000" calcext:value-type="float">
            <text:p>10000</text:p>
          </table:table-cell>
          <table:table-cell table:style-name="ce8" table:formula="of:=(SUM([.$Z$5:.Z6])*(100/[.$T$5]))" office:value-type="float" office:value="6" calcext:value-type="float">
            <text:p>6</text:p>
          </table:table-cell>
          <table:table-cell table:style-name="ce8" table:formula="of:=(100-[.AA6])" office:value-type="float" office:value="94" calcext:value-type="float">
            <text:p>94</text:p>
          </table:table-cell>
          <table:table-cell table:style-name="ce8" table:formula="of:=[.$T$5]*(([.AB6]/100)/4)" office:value-type="float" office:value="235000" calcext:value-type="float">
            <text:p>235000</text:p>
          </table:table-cell>
          <table:table-cell table:style-name="ce8" table:number-columns-repeated="2"/>
          <table:table-cell table:style-name="ce10" office:value-type="string" calcext:value-type="string">
            <text:p>100.000 Elementos Quick sort (s)</text:p>
          </table:table-cell>
          <table:table-cell table:style-name="ce8"/>
          <table:table-cell table:style-name="ce10" office:value-type="float" office:value="0.008278" calcext:value-type="float">
            <text:p>0.008278</text:p>
          </table:table-cell>
          <table:table-cell table:style-name="ce8" table:number-columns-repeated="3"/>
          <table:table-cell table:number-columns-repeated="987"/>
        </table:table-row>
        <table:table-row table:style-name="ro6">
          <table:table-cell table:style-name="ce19" office:value-type="string" calcext:value-type="string">
            <text:p>Speed-Up Ideal</text:p>
          </table:table-cell>
          <table:table-cell table:style-name="ce27" table:formula="of:=[.B2]" office:value-type="float" office:value="1" calcext:value-type="float">
            <text:p>1</text:p>
          </table:table-cell>
          <table:table-cell table:style-name="ce27" table:formula="of:=[.C2]" office:value-type="float" office:value="3" calcext:value-type="float">
            <text:p>3</text:p>
          </table:table-cell>
          <table:table-cell table:style-name="ce27" table:formula="of:=[.D2]" office:value-type="float" office:value="7" calcext:value-type="float">
            <text:p>7</text:p>
          </table:table-cell>
          <table:table-cell table:style-name="ce27" table:formula="of:=[.E2]" office:value-type="float" office:value="15" calcext:value-type="float">
            <text:p>15</text:p>
          </table:table-cell>
          <table:table-cell table:style-name="ce27" table:formula="of:=[.F2]" office:value-type="float" office:value="31" calcext:value-type="float">
            <text:p>31</text:p>
          </table:table-cell>
          <table:table-cell table:style-name="ce27" table:formula="of:=[.G2]" office:value-type="float" office:value="63" calcext:value-type="float">
            <text:p>63</text:p>
          </table:table-cell>
          <table:table-cell table:style-name="ce27" table:formula="of:=[.H2]" office:value-type="float" office:value="127" calcext:value-type="float">
            <text:p>127</text:p>
          </table:table-cell>
          <table:table-cell table:style-name="ce27" table:formula="of:=[.I2]" office:value-type="float" office:value="255" calcext:value-type="float">
            <text:p>255</text:p>
          </table:table-cell>
          <table:table-cell table:style-name="ce27" table:formula="of:=[.J2]" office:value-type="float" office:value="511" calcext:value-type="float">
            <text:p>511</text:p>
          </table:table-cell>
          <table:table-cell table:style-name="ce36"/>
          <table:table-cell table:style-name="ce8"/>
          <table:table-cell table:style-name="ce10"/>
          <table:table-cell table:style-name="ce8" table:number-columns-repeated="11"/>
          <table:table-cell table:style-name="ce8" office:value-type="float" office:value="3" calcext:value-type="float">
            <text:p>3</text:p>
          </table:table-cell>
          <table:table-cell table:style-name="ce8" table:formula="of:=[.$T$5]*([.$U$5]^([.Y7]))*(2^(([.Y7]-1)*2))" office:value-type="float" office:value="2000" calcext:value-type="float">
            <text:p>2000</text:p>
          </table:table-cell>
          <table:table-cell table:style-name="ce8" table:formula="of:=(SUM([.$Z$5:.Z7])*(100/[.$T$5]))" office:value-type="float" office:value="6.2" calcext:value-type="float">
            <text:p>6.2</text:p>
          </table:table-cell>
          <table:table-cell table:style-name="ce8" table:formula="of:=(100-[.AA7])" office:value-type="float" office:value="93.8" calcext:value-type="float">
            <text:p>93.8</text:p>
          </table:table-cell>
          <table:table-cell table:style-name="ce8" table:formula="of:=[.$T$5]*(([.AB7]/100)/8)" office:value-type="float" office:value="117250" calcext:value-type="float">
            <text:p>117250</text:p>
          </table:table-cell>
          <table:table-cell table:style-name="ce8" table:number-columns-repeated="2"/>
          <table:table-cell table:style-name="ce10" office:value-type="string" calcext:value-type="string">
            <text:p>1.000.000 Elementos Bubble Sort (s)</text:p>
          </table:table-cell>
          <table:table-cell table:style-name="ce8"/>
          <table:table-cell table:style-name="ce10" office:value-type="float" office:value="2609.126095" calcext:value-type="float">
            <text:p>2609.126095</text:p>
          </table:table-cell>
          <table:table-cell table:style-name="ce8" table:number-columns-repeated="3"/>
          <table:table-cell table:number-columns-repeated="987"/>
        </table:table-row>
        <table:table-row table:style-name="ro7">
          <table:table-cell table:style-name="ce19" office:value-type="string" calcext:value-type="string">
            <text:p>Eficiência Bubble Sort</text:p>
          </table:table-cell>
          <table:table-cell table:style-name="ce25" table:formula="of:=([.B5]/[.B7])" office:value-type="float" office:value="1" calcext:value-type="float">
            <text:p>1,0</text:p>
          </table:table-cell>
          <table:table-cell table:style-name="ce25" table:formula="of:=([.C5]/[.C7])" office:value-type="float" office:value="1.3261864603696" calcext:value-type="float">
            <text:p>1,3</text:p>
          </table:table-cell>
          <table:table-cell table:style-name="ce25" table:formula="of:=([.D5]/[.D7])" office:value-type="float" office:value="2.26744204078612" calcext:value-type="float">
            <text:p>2,3</text:p>
          </table:table-cell>
          <table:table-cell table:style-name="ce25" table:formula="of:=([.E5]/[.E7])" office:value-type="float" office:value="4.03809132236823" calcext:value-type="float">
            <text:p>4,0</text:p>
          </table:table-cell>
          <table:table-cell table:style-name="ce25" table:formula="of:=([.F5]/[.F7])" office:value-type="float" office:value="3.94261582051236" calcext:value-type="float">
            <text:p>3,9</text:p>
          </table:table-cell>
          <table:table-cell table:style-name="ce25" table:formula="of:=([.G5]/[.G7])" office:value-type="float" office:value="3.68562885424599" calcext:value-type="float">
            <text:p>3,7</text:p>
          </table:table-cell>
          <table:table-cell table:style-name="ce25" table:formula="of:=([.H5]/[.H7])" office:value-type="float" office:value="3.66427707727662" calcext:value-type="float">
            <text:p>3,7</text:p>
          </table:table-cell>
          <table:table-cell table:style-name="ce25" table:formula="of:=([.I5]/[.I7])" office:value-type="float" office:value="3.32002567163742" calcext:value-type="float">
            <text:p>3,3</text:p>
          </table:table-cell>
          <table:table-cell table:style-name="ce25" table:formula="of:=([.J5]/[.J7])" office:value-type="float" office:value="1.33081638782249" calcext:value-type="float">
            <text:p>1,3</text:p>
          </table:table-cell>
          <table:table-cell table:style-name="ce37"/>
          <table:table-cell table:style-name="ce8" table:number-columns-repeated="13"/>
          <table:table-cell table:style-name="ce8" office:value-type="float" office:value="4" calcext:value-type="float">
            <text:p>4</text:p>
          </table:table-cell>
          <table:table-cell table:style-name="ce8" table:formula="of:=[.$T$5]*([.$U$5]^([.Y8]))*(2^(([.Y8]-1)*2))" office:value-type="float" office:value="400" calcext:value-type="float">
            <text:p>400</text:p>
          </table:table-cell>
          <table:table-cell table:style-name="ce8" table:formula="of:=(SUM([.$Z$5:.Z8])*(100/[.$T$5]))" office:value-type="float" office:value="6.24" calcext:value-type="float">
            <text:p>6.24</text:p>
          </table:table-cell>
          <table:table-cell table:style-name="ce8" table:formula="of:=(100-[.AA8])" office:value-type="float" office:value="93.76" calcext:value-type="float">
            <text:p>93.76</text:p>
          </table:table-cell>
          <table:table-cell table:style-name="ce8" table:formula="of:=[.$T$5]*(([.AB8]/100)/16)" office:value-type="float" office:value="58600" calcext:value-type="float">
            <text:p>58600</text:p>
          </table:table-cell>
          <table:table-cell table:style-name="ce8" table:number-columns-repeated="2"/>
          <table:table-cell table:style-name="ce10" office:value-type="string" calcext:value-type="string">
            <text:p>1.000.000 Elementos Quick Sort (s)</text:p>
          </table:table-cell>
          <table:table-cell table:style-name="ce8"/>
          <table:table-cell table:style-name="ce10" office:value-type="float" office:value="0.04556" calcext:value-type="float">
            <text:p>0.04556</text:p>
          </table:table-cell>
          <table:table-cell table:style-name="ce8" table:number-columns-repeated="3"/>
          <table:table-cell table:number-columns-repeated="987"/>
        </table:table-row>
        <table:table-row table:style-name="ro8">
          <table:table-cell table:style-name="ce19" office:value-type="string" calcext:value-type="string">
            <text:p>Eficiência Quick Sort</text:p>
          </table:table-cell>
          <table:table-cell table:style-name="ce25" table:formula="of:=([.B6]/[.B7])" office:value-type="float" office:value="1" calcext:value-type="float">
            <text:p>1,0</text:p>
          </table:table-cell>
          <table:table-cell table:style-name="ce25" table:formula="of:=([.C6]/[.C7])" office:value-type="float" office:value="0.377950395625636" calcext:value-type="float">
            <text:p>0,4</text:p>
          </table:table-cell>
          <table:table-cell table:style-name="ce25" table:formula="of:=([.D6]/[.D7])" office:value-type="float" office:value="0.159918302368706" calcext:value-type="float">
            <text:p>0,2</text:p>
          </table:table-cell>
          <table:table-cell table:style-name="ce25" table:formula="of:=([.E6]/[.E7])" office:value-type="float" office:value="0.0591537447321378" calcext:value-type="float">
            <text:p>0,1</text:p>
          </table:table-cell>
          <table:table-cell table:style-name="ce25" table:formula="of:=([.F6]/[.F7])" office:value-type="float" office:value="0.0239980494406417" calcext:value-type="float">
            <text:p>0,0</text:p>
          </table:table-cell>
          <table:table-cell table:style-name="ce30" table:number-columns-repeated="4"/>
          <table:table-cell table:style-name="ce37"/>
          <table:table-cell table:style-name="ce8" table:number-columns-repeated="13"/>
          <table:table-cell table:style-name="ce8" office:value-type="float" office:value="5" calcext:value-type="float">
            <text:p>5</text:p>
          </table:table-cell>
          <table:table-cell table:style-name="ce8" table:formula="of:=[.$T$5]*([.$U$5]^([.Y9]))*(2^(([.Y9]-1)*2))" office:value-type="float" office:value="80" calcext:value-type="float">
            <text:p>80</text:p>
          </table:table-cell>
          <table:table-cell table:style-name="ce8" table:formula="of:=(SUM([.$Z$5:.Z9])*(100/[.$T$5]))" office:value-type="float" office:value="6.248" calcext:value-type="float">
            <text:p>6.248</text:p>
          </table:table-cell>
          <table:table-cell table:style-name="ce8" table:formula="of:=(100-[.AA9])" office:value-type="float" office:value="93.752" calcext:value-type="float">
            <text:p>93.752</text:p>
          </table:table-cell>
          <table:table-cell table:style-name="ce8" table:formula="of:=[.$T$5]*(([.AB9]/100)/16)" office:value-type="float" office:value="58595" calcext:value-type="float">
            <text:p>58595</text:p>
          </table:table-cell>
          <table:table-cell table:style-name="ce8" table:number-columns-repeated="8"/>
          <table:table-cell table:number-columns-repeated="987"/>
        </table:table-row>
        <table:table-row table:style-name="ro9">
          <table:table-cell table:style-name="ce19" office:value-type="string" calcext:value-type="string">
            <text:p>Tempo de Execução Bubble Sort</text:p>
            <text:p>Com 5% local sort (s)</text:p>
          </table:table-cell>
          <table:table-cell table:style-name="ce24" office:value-type="float" office:value="4478.693519" calcext:value-type="float">
            <text:p>4478.693519</text:p>
          </table:table-cell>
          <table:table-cell table:style-name="ce24" office:value-type="float" office:value="1011.55203" calcext:value-type="float">
            <text:p>1011.55203</text:p>
          </table:table-cell>
          <table:table-cell table:style-name="ce24" office:value-type="float" office:value="229.520206" calcext:value-type="float">
            <text:p>229.520206</text:p>
          </table:table-cell>
          <table:table-cell table:style-name="ce24" office:value-type="float" office:value="54.489489" calcext:value-type="float">
            <text:p>54.489489</text:p>
          </table:table-cell>
          <table:table-cell table:style-name="ce24" office:value-type="float" office:value="24.510043" calcext:value-type="float">
            <text:p>24.510043</text:p>
          </table:table-cell>
          <table:table-cell table:style-name="ce24" office:value-type="float" office:value="46.713902" calcext:value-type="float">
            <text:p>46.713902</text:p>
          </table:table-cell>
          <table:table-cell table:style-name="ce31" table:number-columns-repeated="3"/>
          <table:table-cell table:style-name="ce37"/>
          <table:table-cell table:style-name="ce8" table:number-columns-repeated="8"/>
          <table:table-cell table:style-name="ce8" office:value-type="string" calcext:value-type="string">
            <text:p>Numero elementos</text:p>
          </table:table-cell>
          <table:table-cell table:style-name="ce8" office:value-type="string" calcext:value-type="string">
            <text:p>razão ordenação Local</text:p>
          </table:table-cell>
          <table:table-cell table:style-name="ce8" table:number-columns-repeated="16"/>
          <table:table-cell table:number-columns-repeated="987"/>
        </table:table-row>
        <table:table-row table:style-name="ro10">
          <table:table-cell table:style-name="ce19" office:value-type="string" calcext:value-type="string">
            <text:p>Speed-Up BubbleSort</text:p>
            <text:p>Com 5% local sort</text:p>
          </table:table-cell>
          <table:table-cell table:style-name="ce28" table:formula="of:=([.$B$10])/[.B10]" office:value-type="float" office:value="1" calcext:value-type="float">
            <text:p>1.0</text:p>
          </table:table-cell>
          <table:table-cell table:style-name="ce28" table:formula="of:=([.$B$10])/[.C10]" office:value-type="float" office:value="4.42754637050158" calcext:value-type="float">
            <text:p>4.4</text:p>
          </table:table-cell>
          <table:table-cell table:style-name="ce28" table:formula="of:=([.$B$10])/[.D10]" office:value-type="float" office:value="19.51328642063" calcext:value-type="float">
            <text:p>19.5</text:p>
          </table:table-cell>
          <table:table-cell table:style-name="ce28" table:formula="of:=([.$B$10])/[.E10]" office:value-type="float" office:value="82.1937148098416" calcext:value-type="float">
            <text:p>82.2</text:p>
          </table:table-cell>
          <table:table-cell table:style-name="ce28" table:formula="of:=([.$B$10])/[.F10]" office:value-type="float" office:value="182.728913164289" calcext:value-type="float">
            <text:p>182.7</text:p>
          </table:table-cell>
          <table:table-cell table:style-name="ce28" table:formula="of:=([.$B$10])/[.G10]" office:value-type="float" office:value="95.8749607129801" calcext:value-type="float">
            <text:p>95.9</text:p>
          </table:table-cell>
          <table:table-cell table:style-name="ce32" table:number-columns-repeated="3"/>
          <table:table-cell table:style-name="ce37"/>
          <table:table-cell table:style-name="ce8" table:number-columns-repeated="8"/>
          <table:table-cell table:style-name="ce8" office:value-type="float" office:value="1000000" calcext:value-type="float">
            <text:p>1000000</text:p>
          </table:table-cell>
          <table:table-cell table:style-name="ce8" office:value-type="float" office:value="0.2" calcext:value-type="float">
            <text:p>0.2</text:p>
          </table:table-cell>
          <table:table-cell table:style-name="ce8" table:number-columns-repeated="16"/>
          <table:table-cell table:number-columns-repeated="987"/>
        </table:table-row>
        <table:table-row table:style-name="ro10">
          <table:table-cell table:style-name="ce19" office:value-type="string" calcext:value-type="string">
            <text:p>Eficiência Bubble Sort</text:p>
            <text:p>Com 5% local sort</text:p>
          </table:table-cell>
          <table:table-cell table:style-name="ce28" table:formula="of:=[.B11]/[.B7]" office:value-type="float" office:value="1" calcext:value-type="float">
            <text:p>1.0</text:p>
          </table:table-cell>
          <table:table-cell table:style-name="ce28" table:formula="of:=[.C11]/[.C7]" office:value-type="float" office:value="1.47584879016719" calcext:value-type="float">
            <text:p>1.5</text:p>
          </table:table-cell>
          <table:table-cell table:style-name="ce28" table:formula="of:=[.D11]/[.D7]" office:value-type="float" office:value="2.78761234580429" calcext:value-type="float">
            <text:p>2.8</text:p>
          </table:table-cell>
          <table:table-cell table:style-name="ce28" table:formula="of:=[.E11]/[.E7]" office:value-type="float" office:value="5.47958098732277" calcext:value-type="float">
            <text:p>5.5</text:p>
          </table:table-cell>
          <table:table-cell table:style-name="ce28" table:formula="of:=[.F11]/[.F7]" office:value-type="float" office:value="5.89448106981579" calcext:value-type="float">
            <text:p>5.9</text:p>
          </table:table-cell>
          <table:table-cell table:style-name="ce28" table:formula="of:=[.G11]/[.G7]" office:value-type="float" office:value="1.52182477322191" calcext:value-type="float">
            <text:p>1.5</text:p>
          </table:table-cell>
          <table:table-cell table:style-name="ce32" table:number-columns-repeated="3"/>
          <table:table-cell table:style-name="ce20"/>
          <table:table-cell table:style-name="ce8" table:number-columns-repeated="10"/>
          <table:table-cell table:style-name="Default" table:number-columns-repeated="2"/>
          <table:table-cell table:style-name="ce8" table:number-columns-repeated="14"/>
          <table:table-cell table:number-columns-repeated="987"/>
        </table:table-row>
        <table:table-row table:style-name="ro9">
          <table:table-cell table:style-name="ce5"/>
          <table:table-cell table:style-name="ce31" table:number-columns-repeated="7"/>
          <table:table-cell table:style-name="ce35"/>
          <table:table-cell table:style-name="ce31"/>
          <table:table-cell table:style-name="ce37"/>
          <table:table-cell table:style-name="Default" table:number-columns-repeated="4"/>
          <table:table-cell table:style-name="ce8" table:number-columns-repeated="6"/>
          <table:table-cell table:style-name="Default" table:number-columns-repeated="2"/>
          <table:table-cell table:style-name="ce8" table:number-columns-repeated="14"/>
          <table:table-cell table:number-columns-repeated="987"/>
        </table:table-row>
        <table:table-row table:style-name="ro11">
          <table:table-cell table:style-name="ce5"/>
          <table:table-cell table:style-name="ce32" table:number-columns-repeated="9"/>
          <table:table-cell table:style-name="ce20"/>
          <table:table-cell table:style-name="Default" table:number-columns-repeated="4"/>
          <table:table-cell table:style-name="ce8" table:number-columns-repeated="12"/>
          <table:table-cell table:style-name="ce8" table:formula="of:=[.T5]*([.AB8]/100)" office:value-type="float" office:value="937600" calcext:value-type="float">
            <text:p>937600</text:p>
          </table:table-cell>
          <table:table-cell table:style-name="ce8" table:number-columns-repeated="9"/>
          <table:table-cell table:number-columns-repeated="987"/>
        </table:table-row>
        <table:table-row table:style-name="ro11">
          <table:table-cell table:style-name="ce5"/>
          <table:table-cell table:style-name="ce32" table:number-columns-repeated="9"/>
          <table:table-cell table:style-name="ce20"/>
          <table:table-cell table:style-name="Default" table:number-columns-repeated="4"/>
          <table:table-cell table:style-name="ce8" table:number-columns-repeated="16"/>
          <table:table-cell table:style-name="ce8" office:value-type="string" calcext:value-type="string">
            <text:p>conversão tempo</text:p>
          </table:table-cell>
          <table:table-cell table:style-name="ce8" table:number-columns-repeated="5"/>
          <table:table-cell table:number-columns-repeated="987"/>
        </table:table-row>
        <table:table-row table:style-name="ro1">
          <table:table-cell table:style-name="ce20" table:number-columns-repeated="11"/>
          <table:table-cell table:style-name="Default" table:number-columns-repeated="4"/>
          <table:table-cell table:style-name="ce8" table:number-columns-repeated="11"/>
          <table:table-cell table:style-name="ce8" office:value-type="float" office:value="409600" calcext:value-type="float">
            <text:p>409600</text:p>
          </table:table-cell>
          <table:table-cell table:style-name="ce8" table:formula="of:=[.AB14]/16" office:value-type="float" office:value="58600" calcext:value-type="float">
            <text:p>58600</text:p>
          </table:table-cell>
          <table:table-cell table:style-name="ce8" table:number-columns-repeated="3"/>
          <table:table-cell table:style-name="ce8" office:value-type="string" calcext:value-type="string">
            <text:p>seg</text:p>
          </table:table-cell>
          <table:table-cell table:style-name="ce11" office:value-type="float" office:value="4477.390472" calcext:value-type="float">
            <text:p>4477.390472</text:p>
          </table:table-cell>
          <table:table-cell table:style-name="ce8" table:number-columns-repeated="4"/>
          <table:table-cell table:number-columns-repeated="987"/>
        </table:table-row>
        <table:table-row table:style-name="ro1">
          <table:table-cell table:style-name="ce20" table:number-columns-repeated="11"/>
          <table:table-cell table:style-name="Default" table:number-columns-repeated="4"/>
          <table:table-cell table:style-name="ce8" table:number-columns-repeated="12"/>
          <table:table-cell table:style-name="ce8" table:formula="of:=[.T8]*[.AB11]" office:value-type="float" office:value="0" calcext:value-type="float">
            <text:p>0</text:p>
          </table:table-cell>
          <table:table-cell table:style-name="ce8" table:number-columns-repeated="3"/>
          <table:table-cell table:style-name="ce8" office:value-type="string" calcext:value-type="string">
            <text:p>min seg</text:p>
          </table:table-cell>
          <table:table-cell table:style-name="ce10" table:formula="of:=((INT([.AG16]) / 60) + ([.AG16] - INT([.AG16])))" office:value-type="float" office:value="75.0071386666667" calcext:value-type="float">
            <text:p>75.0071386666667</text:p>
          </table:table-cell>
          <table:table-cell table:style-name="ce8" table:number-columns-repeated="4"/>
          <table:table-cell table:number-columns-repeated="987"/>
        </table:table-row>
        <table:table-row table:style-name="ro12">
          <table:table-cell table:style-name="ce6"/>
          <table:table-cell table:style-name="Default" table:number-columns-repeated="2"/>
          <table:table-cell table:style-name="ce20" table:number-columns-repeated="8"/>
          <table:table-cell table:style-name="Default" table:number-columns-repeated="4"/>
          <table:table-cell table:style-name="ce8" table:number-columns-repeated="22"/>
          <table:table-cell table:number-columns-repeated="987"/>
        </table:table-row>
        <table:table-row table:style-name="ro12" table:number-rows-repeated="3">
          <table:table-cell table:style-name="Default" table:number-columns-repeated="3"/>
          <table:table-cell table:style-name="ce20" table:number-columns-repeated="8"/>
          <table:table-cell table:style-name="Default" table:number-columns-repeated="4"/>
          <table:table-cell table:style-name="ce8" table:number-columns-repeated="22"/>
          <table:table-cell table:number-columns-repeated="987"/>
        </table:table-row>
        <table:table-row table:style-name="ro12">
          <table:table-cell table:style-name="ce20" table:number-columns-repeated="11"/>
          <table:table-cell table:style-name="Default" table:number-columns-repeated="4"/>
          <table:table-cell table:style-name="ce8" table:number-columns-repeated="10"/>
          <table:table-cell table:number-columns-repeated="999"/>
        </table:table-row>
        <table:table-row table:style-name="ro12">
          <table:table-cell table:style-name="ce20" table:number-columns-repeated="11"/>
          <table:table-cell table:number-columns-repeated="1013"/>
        </table:table-row>
        <table:table-row table:style-name="ro13">
          <table:table-cell table:style-name="ce7"/>
          <table:table-cell table:style-name="ce42" office:value-type="string" calcext:value-type="string">
            <text:p>Bubble Sort até HT (1~31)</text:p>
          </table:table-cell>
          <table:table-cell table:style-name="ce42" office:value-type="string" calcext:value-type="string">
            <text:p>Bubble Sort após HT (63~511)</text:p>
          </table:table-cell>
          <table:table-cell table:style-name="ce42" office:value-type="string" calcext:value-type="string">
            <text:p>Bubble Sort com Local Sort de 5%</text:p>
          </table:table-cell>
          <table:table-cell table:style-name="ce20" table:number-columns-repeated="7"/>
          <table:table-cell table:number-columns-repeated="1013"/>
        </table:table-row>
        <table:table-row table:style-name="ro12">
          <table:table-cell table:style-name="ce14" office:value-type="string" calcext:value-type="string" table:number-columns-spanned="1" table:number-rows-spanned="4">
            <text:p>Ganho em relação ao Bubble Sort até HT</text:p>
          </table:table-cell>
          <table:table-cell table:style-name="ce49" table:formula="of:=[.$B$29]/[.B29]" office:value-type="float" office:value="1" calcext:value-type="float">
            <text:p>1,0</text:p>
          </table:table-cell>
          <table:table-cell table:style-name="ce15" table:number-columns-repeated="2"/>
          <table:table-cell table:style-name="ce20" table:number-columns-repeated="7"/>
          <table:table-cell table:number-columns-repeated="1013"/>
        </table:table-row>
        <table:table-row table:style-name="ro12">
          <table:covered-table-cell table:style-name="ce15"/>
          <table:table-cell table:style-name="ce15"/>
          <table:table-cell table:style-name="ce49" table:formula="of:=[.$B$29]/[.C29]" office:value-type="float" office:value="6.92684497616775" calcext:value-type="float">
            <text:p>6,9</text:p>
          </table:table-cell>
          <table:table-cell table:style-name="ce15"/>
          <table:table-cell table:style-name="ce20" table:number-columns-repeated="7"/>
          <table:table-cell table:number-columns-repeated="1013"/>
        </table:table-row>
        <table:table-row table:style-name="ro12">
          <table:covered-table-cell table:style-name="ce15"/>
          <table:table-cell table:style-name="ce15" table:number-columns-repeated="2"/>
          <table:table-cell table:style-name="ce49" table:formula="of:=[.$B$29]/[.D29]" office:value-type="float" office:value="1.49463360794593" calcext:value-type="float">
            <text:p>1,5</text:p>
          </table:table-cell>
          <table:table-cell table:style-name="ce20" table:number-columns-repeated="7"/>
          <table:table-cell table:number-columns-repeated="1013"/>
        </table:table-row>
        <table:table-row table:style-name="ro12">
          <table:covered-table-cell table:style-name="ce16"/>
          <table:table-cell table:style-name="ce16" table:number-columns-repeated="3"/>
          <table:table-cell table:number-columns-repeated="1020"/>
        </table:table-row>
        <table:table-row table:style-name="ro14">
          <table:table-cell table:style-name="ce14" office:value-type="string" calcext:value-type="string">
            <text:p>Melhor tempo de execução</text:p>
          </table:table-cell>
          <table:table-cell table:style-name="ce7" table:formula="of:=MIN([.B3:.F3])" office:value-type="float" office:value="36.633534" calcext:value-type="float">
            <text:p>36,633534</text:p>
          </table:table-cell>
          <table:table-cell table:style-name="ce7" table:formula="of:=MIN([.G3:.J3])" office:value-type="float" office:value="5.288632" calcext:value-type="float">
            <text:p>5,288632</text:p>
          </table:table-cell>
          <table:table-cell table:style-name="ce7" table:formula="of:=MIN([.B10:.G10])" office:value-type="float" office:value="24.510043" calcext:value-type="float">
            <text:p>24,510043</text:p>
          </table:table-cell>
          <table:table-cell table:number-columns-repeated="1020"/>
        </table:table-row>
        <table:table-row table:style-name="ro12">
          <table:table-cell table:style-name="Default" table:number-columns-repeated="4"/>
          <table:table-cell table:number-columns-repeated="1020"/>
        </table:table-row>
        <table:table-row table:style-name="ro12" table:number-rows-repeated="4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2" table:number-rows-repeated="2">
          <table:table-cell table:number-columns-repeated="1024"/>
        </table:table-row>
        <table:table-row table:style-name="ro12" table:number-rows-repeated="8">
          <table:table-cell table:number-columns-repeated="13"/>
          <table:table-cell table:style-name="Default" table:number-columns-repeated="8"/>
          <table:table-cell table:number-columns-repeated="1003"/>
        </table:table-row>
        <table:table-row table:style-name="ro12" table:number-rows-repeated="41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2" table:number-rows-repeated="41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2" table:number-rows-repeated="1048446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__shared_1_0_0" table:base-cell-address="$'Sheet 1 - Table 1'.$A$1" table:expression="(#REF!/#REF!)"/>
      </table:named-expressions>
      <table:database-ranges>
        <table:database-range table:name="GrauArvore" table:target-range-address="'Sheet 1 - Table 1'.W5:'Sheet 1 - Table 1'.W5" table:orientation="column"/>
        <table:database-range table:name="NumProcessos" table:target-range-address="'Sheet 1 - Table 1'.S5:'Sheet 1 - Table 1'.S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13" loext:min-decimal-places="13"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5" loext:min-decimal-places="15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 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time-style style:name="N10152" number:language="en" number:country="US">
      <number:minutes number:style="long"/>
      <number:text>:</number:text>
      <number:seconds number:style="long"/>
    </number:time-style>
    <number:time-style style:name="N1015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minutes number:style="long"/>
      <number:text>:</number:text>
      <number:seconds number:style="long" number:decimal-places="1"/>
    </number:time-style>
    <number:number-style style:name="N10155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6" number:language="en" number:country="US">
      <number:number number:decimal-places="1" loext:min-decimal-places="1" number:min-integer-digits="1"/>
    </number:number-style>
    <style:style style:name="Default" style:family="table-cell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family="'Helvetica Neue'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Helvetica Neue" style:font-family-complex="'Helvetica Neue'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420mm" fo:page-height="297mm" style:num-format="1" style:print-orientation="landscape" fo:margin-top="20mm" fo:margin-bottom="20mm" fo:margin-left="20mm" fo:margin-right="20mm" style:shadow="none" style:print-page-order="ttb" style:first-page-number="continue" style:scale-to="100%" style:writing-mode="lr-tb" style:print="charts drawing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8">00/00/0000</text:date>, <text:time style:data-style-name="N2" text:time-value="14:32:04.1370519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_20_-_20_Table_20_1" style:display-name="PageStyle_Sheet 1 - 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6:13:01.623614269</meta:creation-date>
    <meta:generator>LibreOffice/5.3.1.2$Linux_X86_64 LibreOffice_project/30m0$Build-2</meta:generator>
    <meta:editing-duration>PT5H10M41S</meta:editing-duration>
    <meta:editing-cycles>36</meta:editing-cycles>
    <dc:date>2017-11-18T17:26:29.929493982</dc:date>
    <meta:document-statistic meta:table-count="1" meta:cell-count="162" meta:object-count="4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9">
      <number:number number:decimal-places="1" loext:min-decimal-places="1"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 chart:series-source="rows"/>
    </style:style>
    <style:style style:name="ch5" style:family="chart" style:data-style-name="N10000">
      <style:chart-properties chart:display-label="true" chart:logarithmic="false" chart:reverse-direction="false" text:line-break="false" loext:try-staggering-first="tru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000">
      <style:chart-properties chart:display-label="true" chart:tick-marks-major-inner="false" chart:tick-marks-major-outer="false" chart:logarithmic="false" chart:text-overlap="true" chart:reverse-direction="false" text:line-break="false" loext:try-staggering-first="tru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2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09">
      <style:chart-properties chart:display-label="true" chart:tick-marks-major-inner="false" chart:tick-marks-major-outer="false" chart:logarithmic="false" chart:minimum="0" chart:gap-width="90" chart:overlap="-10" chart:reverse-direction="false" text:line-break="false" loext:try-staggering-first="true" chart:link-data-style-to-source="true" chart:axis-position="end" chart:tick-mark-position="at-axis"/>
      <style:graphic-properties svg:stroke-width="0.035cm"/>
      <style:text-properties fo:color="#000000" fo:font-family="'Helvetica Neue'" fo:font-size="12pt" style:font-family-asian="'Helvetica Neue'" style:font-size-asian="11pt" style:font-family-complex="'Helvetica Neue'" style:font-size-complex="11pt"/>
    </style:style>
    <style:style style:name="ch9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0" style:family="chart" style:data-style-name="N109">
      <style:chart-properties chart:display-label="true" chart:tick-marks-major-inner="false" chart:tick-marks-major-outer="false" chart:logarithmic="false" chart:minimum="0" chart:gap-width="90" chart:overlap="-10" chart:reverse-direction="false" text:line-break="false" loext:try-staggering-first="true" chart:link-data-style-to-source="true" chart:axis-position="1" chart:tick-mark-position="at-axis"/>
      <style:graphic-properties svg:stroke-width="0.035cm"/>
      <style:text-properties fo:color="#000000" fo:font-family="'Helvetica Neue'" fo:font-size="12pt" style:font-family-asian="'Helvetica Neue'" style:font-size-asian="11pt" style:font-family-complex="'Helvetica Neue'" style:font-size-complex="11pt"/>
    </style:style>
    <style:style style:name="ch11" style:family="chart" style:data-style-name="N109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>
      <style:chart-properties chart:solid-type="cuboid" chart:symbol-type="automatic" chart:symbol-width="0.339cm" chart:symbol-height="0.339cm"/>
    </style:style>
    <style:style style:name="ch13" style:family="chart" style:data-style-name="N109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 style:data-style-name="N109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5" style:family="chart">
      <style:graphic-properties svg:stroke-width="0.071cm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31.606cm" svg:height="12.142cm" xlink:href=".." xlink:type="simple" chart:class="chart:bar" chart:row-mapping="2 0 1" chart:style-name="ch1">
        <chart:title svg:x="4.515cm" svg:y="0.136cm" chart:style-name="ch2">
          <text:p>Quick Sort 1.000.000 Elementos</text:p>
        </chart:title>
        <chart:legend svg:x="0.345cm" svg:y="11.042cm" style:legend-expansion="custom" chartooo:width="30.578cm" chartooo:height="0.568cm" style:legend-expansion-aspect-ratio="53.8345070422535" chart:style-name="ch3"/>
        <chart:plot-area chart:style-name="ch4" table:cell-range-address="'Sheet 1 - Table 1'.B2:'Sheet 1 - Table 1'.F2 'Sheet 1 - Table 1'.A9:'Sheet 1 - Table 1'.F9 'Sheet 1 - Table 1'.A6:'Sheet 1 - Table 1'.F7" chart:data-source-has-labels="both" svg:x="2.242cm" svg:y="0.905cm" svg:width="25.722cm" svg:height="8.97cm">
          <chartooo:coordinate-region svg:x="3.269cm" svg:y="1.132cm" svg:width="23.932cm" svg:height="8.043cm"/>
          <chart:axis chart:dimension="x" chart:name="primary-x" chart:style-name="ch5" chartooo:axis-type="auto">
            <chartooo:date-scale/>
            <chart:categories table:cell-range-address="'Sheet 1 - Table 1'.B2:'Sheet 1 - Table 1'.F2"/>
          </chart:axis>
          <chart:axis chart:dimension="x" chart:name="secondary-x" chart:style-name="ch6">
            <chart:title svg:x="13.531cm" svg:y="10.005cm" chart:style-name="ch7">
              <text:p>Núcleos</text:p>
            </chart:title>
          </chart:axis>
          <chart:axis chart:dimension="y" chart:name="primary-y" chart:style-name="ch8">
            <chart:title svg:x="28.293cm" svg:y="7.368cm" chart:style-name="ch9">
              <text:p>Eficiência</text:p>
            </chart:title>
          </chart:axis>
          <chart:axis chart:dimension="y" chart:name="secondary-y" chart:style-name="ch10">
            <chart:title svg:x="0.641cm" svg:y="8.469cm" chart:style-name="ch9">
              <text:p>Fator de Aceleração</text:p>
            </chart:title>
          </chart:axis>
          <chart:series chart:attached-axis="primary-y" chart:style-name="ch11" chart:values-cell-range-address="'Sheet 1 - Table 1'.B9:'Sheet 1 - Table 1'.F9" chart:label-cell-address="'Sheet 1 - Table 1'.A9:'Sheet 1 - Table 1'.A9" chart:class="chart:bar">
            <chart:data-point/>
            <chart:data-point chart:style-name="ch12"/>
            <chart:data-point chart:repeated="3"/>
          </chart:series>
          <chart:series chart:attached-axis="secondary-y" chart:style-name="ch13" chart:values-cell-range-address="'Sheet 1 - Table 1'.B6:'Sheet 1 - Table 1'.F6" chart:label-cell-address="'Sheet 1 - Table 1'.A6:'Sheet 1 - Table 1'.A6" chart:class="chart:line">
            <chart:data-point chart:repeated="5"/>
          </chart:series>
          <chart:series chart:attached-axis="secondary-y" chart:style-name="ch14" chart:values-cell-range-address="'Sheet 1 - Table 1'.B7:'Sheet 1 - Table 1'.F7" chart:label-cell-address="'Sheet 1 - Table 1'.A7:'Sheet 1 - Table 1'.A7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Sheet 1 - Table 1'.B2:'Sheet 1 - Table 1'.F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31">
                <text:p>31</text:p>
              </table:table-cell>
            </table:table-row>
          </table:table-header-rows>
          <table:table-rows>
            <table:table-row>
              <table:table-cell office:value-type="string">
                <text:p>Eficiência Quick Sort</text:p>
                <draw:g>
                  <svg:desc>'Sheet 1 - Table 1'.A9:'Sheet 1 - Table 1'.A9</svg:desc>
                </draw:g>
              </table:table-cell>
              <table:table-cell office:value-type="float" office:value="1">
                <text:p>1</text:p>
                <draw:g>
                  <svg:desc>'Sheet 1 - Table 1'.B9:'Sheet 1 - Table 1'.F9</svg:desc>
                </draw:g>
              </table:table-cell>
              <table:table-cell office:value-type="float" office:value="0.377950395625636">
                <text:p>0.377950395625636</text:p>
              </table:table-cell>
              <table:table-cell office:value-type="float" office:value="0.159918302368706">
                <text:p>0.159918302368706</text:p>
              </table:table-cell>
              <table:table-cell office:value-type="float" office:value="0.0591537447321378">
                <text:p>0.0591537447321378</text:p>
              </table:table-cell>
              <table:table-cell office:value-type="float" office:value="0.0239980494406417">
                <text:p>0.0239980494406417</text:p>
              </table:table-cell>
            </table:table-row>
            <table:table-row>
              <table:table-cell office:value-type="string">
                <text:p>Speed-Up QuickSort</text:p>
                <draw:g>
                  <svg:desc>'Sheet 1 - Table 1'.A6:'Sheet 1 - Table 1'.A6</svg:desc>
                </draw:g>
              </table:table-cell>
              <table:table-cell office:value-type="float" office:value="1">
                <text:p>1</text:p>
                <draw:g>
                  <svg:desc>'Sheet 1 - Table 1'.B6:'Sheet 1 - Table 1'.F6</svg:desc>
                </draw:g>
              </table:table-cell>
              <table:table-cell office:value-type="float" office:value="1.13385118687691">
                <text:p>1.13385118687691</text:p>
              </table:table-cell>
              <table:table-cell office:value-type="float" office:value="1.11942811658095">
                <text:p>1.11942811658095</text:p>
              </table:table-cell>
              <table:table-cell office:value-type="float" office:value="0.887306170982067">
                <text:p>0.887306170982067</text:p>
              </table:table-cell>
              <table:table-cell office:value-type="float" office:value="0.743939532659892">
                <text:p>0.743939532659892</text:p>
              </table:table-cell>
            </table:table-row>
            <table:table-row>
              <table:table-cell office:value-type="string">
                <text:p>Speed-Up Ideal</text:p>
                <draw:g>
                  <svg:desc>'Sheet 1 - Table 1'.A7:'Sheet 1 - Table 1'.A7</svg:desc>
                </draw:g>
              </table:table-cell>
              <table:table-cell office:value-type="float" office:value="1">
                <text:p>1</text:p>
                <draw:g>
                  <svg:desc>'Sheet 1 - Table 1'.B7:'Sheet 1 - Table 1'.F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4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8pt" style:font-size-asian="9pt" style:font-size-complex="9pt"/>
    </style:style>
    <style:style style:name="ch7" style:family="chart" style:data-style-name="N109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2pt" style:font-size-asian="10pt" style:font-size-complex="10pt"/>
    </style:style>
    <style:style style:name="ch11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2pt" style:font-size-asian="10pt" style:font-size-complex="10pt"/>
    </style:style>
    <style:style style:name="ch12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2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1.725cm" svg:height="8.855cm" xlink:href=".." xlink:type="simple" chart:class="chart:bar" chart:style-name="ch1">
        <chart:title svg:x="12.859cm" svg:y="0.236cm" chart:style-name="ch2">
          <text:p>Comparativos</text:p>
        </chart:title>
        <chart:legend svg:x="24.534cm" svg:y="2.525cm" style:legend-expansion="custom" chartooo:width="5.268cm" chartooo:height="2.984cm" style:legend-expansion-aspect-ratio="1.76541554959786" chart:style-name="ch3"/>
        <chart:plot-area chart:style-name="ch4" table:cell-range-address="'Sheet 1 - Table 1'.B29:'Sheet 1 - Table 1'.D29 'Sheet 1 - Table 1'.B24:'Sheet 1 - Table 1'.D27" chart:data-source-has-labels="both" svg:x="2.716cm" svg:y="1.332cm" svg:width="20.746cm" svg:height="5.812cm">
          <chartooo:coordinate-region svg:x="3.549cm" svg:y="1.558cm" svg:width="19.913cm" svg:height="4.886cm"/>
          <chart:axis chart:dimension="x" chart:name="primary-x" chart:style-name="ch5" chartooo:axis-type="text">
            <chart:title svg:x="9.381cm" svg:y="6.948cm" chart:style-name="ch6">
              <text:p>Melhor Tempo de execução</text:p>
            </chart:title>
            <chart:categories table:cell-range-address="'Sheet 1 - Table 1'.B29:'Sheet 1 - Table 1'.D29"/>
          </chart:axis>
          <chart:axis chart:dimension="y" chart:name="primary-y" chart:style-name="ch7">
            <chart:title svg:x="1.378cm" svg:y="7.476cm" chart:style-name="ch8">
              <text:p>Ganho em relação ao BS sem HT</text:p>
            </chart:title>
            <chart:grid chart:style-name="ch9" chart:class="major"/>
          </chart:axis>
          <chart:series chart:style-name="ch10" chart:values-cell-range-address="'Sheet 1 - Table 1'.B25:'Sheet 1 - Table 1'.B27" chart:label-cell-address="'Sheet 1 - Table 1'.B24:'Sheet 1 - Table 1'.B24" chart:class="chart:bar">
            <chart:data-point chart:repeated="3"/>
          </chart:series>
          <chart:series chart:style-name="ch11" chart:values-cell-range-address="'Sheet 1 - Table 1'.C25:'Sheet 1 - Table 1'.C27" chart:label-cell-address="'Sheet 1 - Table 1'.C24:'Sheet 1 - Table 1'.C24" chart:class="chart:bar">
            <chart:data-point chart:repeated="3"/>
          </chart:series>
          <chart:series chart:style-name="ch12" chart:values-cell-range-address="'Sheet 1 - Table 1'.D25:'Sheet 1 - Table 1'.D27" chart:label-cell-address="'Sheet 1 - Table 1'.D24:'Sheet 1 - Table 1'.D24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 até HT (1~31)</text:p>
                <draw:g>
                  <svg:desc>'Sheet 1 - Table 1'.B24:'Sheet 1 - Table 1'.B24</svg:desc>
                </draw:g>
              </table:table-cell>
              <table:table-cell office:value-type="string">
                <text:p>Bubble Sort após HT (63~511)</text:p>
                <draw:g>
                  <svg:desc>'Sheet 1 - Table 1'.C24:'Sheet 1 - Table 1'.C24</svg:desc>
                </draw:g>
              </table:table-cell>
              <table:table-cell office:value-type="string">
                <text:p>Bubble Sort com Local Sort de 5%</text:p>
                <draw:g>
                  <svg:desc>'Sheet 1 - Table 1'.D24:'Sheet 1 - Table 1'.D24</svg:desc>
                </draw:g>
              </table:table-cell>
            </table:table-row>
          </table:table-header-rows>
          <table:table-rows>
            <table:table-row>
              <table:table-cell office:value-type="float" office:value="36.633534">
                <text:p>36.633534</text:p>
                <draw:g>
                  <svg:desc>'Sheet 1 - Table 1'.B29:'Sheet 1 - Table 1'.D29</svg:desc>
                </draw:g>
              </table:table-cell>
              <table:table-cell office:value-type="float" office:value="1">
                <text:p>1</text:p>
                <draw:g>
                  <svg:desc>'Sheet 1 - Table 1'.B25:'Sheet 1 - Table 1'.B27</svg:desc>
                </draw:g>
              </table:table-cell>
              <table:table-cell office:value-type="float" office:value="NaN">
                <text:p>NaN</text:p>
                <draw:g>
                  <svg:desc>'Sheet 1 - Table 1'.C25:'Sheet 1 - Table 1'.C27</svg:desc>
                </draw:g>
              </table:table-cell>
              <table:table-cell office:value-type="float" office:value="NaN">
                <text:p>NaN</text:p>
                <draw:g>
                  <svg:desc>'Sheet 1 - Table 1'.D25:'Sheet 1 - Table 1'.D27</svg:desc>
                </draw:g>
              </table:table-cell>
            </table:table-row>
            <table:table-row>
              <table:table-cell office:value-type="float" office:value="5.288632">
                <text:p>5.288632</text:p>
              </table:table-cell>
              <table:table-cell office:value-type="float" office:value="NaN">
                <text:p>NaN</text:p>
              </table:table-cell>
              <table:table-cell office:value-type="float" office:value="6.92684497616775">
                <text:p>6.92684497616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.510043">
                <text:p>24.510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9463360794593">
                <text:p>1.494633607945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9">
      <number:number number:decimal-places="1" loext:min-decimal-places="1"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 chart:series-source="rows"/>
    </style:style>
    <style:style style:name="ch5" style:family="chart" style:data-style-name="N10000">
      <style:chart-properties chart:display-label="true" chart:logarithmic="false" chart:reverse-direction="false" text:line-break="false" loext:try-staggering-first="tru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000">
      <style:chart-properties chart:display-label="true" chart:tick-marks-major-inner="false" chart:tick-marks-major-outer="false" chart:logarithmic="false" chart:text-overlap="true" chart:reverse-direction="false" text:line-break="false" loext:try-staggering-first="tru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09">
      <style:chart-properties chart:display-label="true" chart:tick-marks-major-inner="false" chart:tick-marks-major-outer="false" chart:logarithmic="false" chart:minimum="0" chart:gap-width="90" chart:overlap="-10" chart:reverse-direction="false" text:line-break="false" loext:try-staggering-first="tru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0" style:family="chart" style:data-style-name="N109">
      <style:chart-properties chart:display-label="true" chart:tick-marks-major-inner="false" chart:tick-marks-major-outer="false" chart:logarithmic="false" chart:minimum="0" chart:gap-width="90" chart:overlap="-10" chart:reverse-direction="false" text:line-break="false" loext:try-staggering-first="true" chart:link-data-style-to-source="true" chart:axis-position="1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1" style:family="chart" style:data-style-name="N109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 style:data-style-name="N109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09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1.606cm" svg:height="12.081cm" xlink:href=".." xlink:type="simple" chart:class="chart:bar" chart:row-mapping="2 0 1" chart:style-name="ch1">
        <chart:title svg:x="4.513cm" svg:y="0.133cm" chart:style-name="ch2">
          <text:p>Bubble Sort 1.000.000 Elementos</text:p>
        </chart:title>
        <chart:legend svg:x="0.345cm" svg:y="10.987cm" style:legend-expansion="custom" chartooo:width="30.578cm" chartooo:height="0.566cm" style:legend-expansion-aspect-ratio="54.0247349823322" chart:style-name="ch3"/>
        <chart:plot-area chart:style-name="ch4" table:cell-range-address="'Sheet 1 - Table 1'.B2:'Sheet 1 - Table 1'.J2 'Sheet 1 - Table 1'.A7:'Sheet 1 - Table 1'.J8 'Sheet 1 - Table 1'.A5:'Sheet 1 - Table 1'.J5" chart:data-source-has-labels="both" svg:x="1.977cm" svg:y="0.915cm" svg:width="25.987cm" svg:height="8.89cm">
          <chartooo:coordinate-region svg:x="3.269cm" svg:y="1.127cm" svg:width="23.932cm" svg:height="8.005cm"/>
          <chart:axis chart:dimension="x" chart:name="primary-x" chart:style-name="ch5" chartooo:axis-type="auto">
            <chartooo:date-scale/>
            <chart:categories table:cell-range-address="'Sheet 1 - Table 1'.B2:'Sheet 1 - Table 1'.J2"/>
          </chart:axis>
          <chart:axis chart:dimension="x" chart:name="secondary-x" chart:style-name="ch6">
            <chart:title svg:x="13.529cm" svg:y="9.955cm" chart:style-name="ch7">
              <text:p>Núcleos</text:p>
            </chart:title>
          </chart:axis>
          <chart:axis chart:dimension="y" chart:name="primary-y" chart:style-name="ch8">
            <chart:title svg:x="28.293cm" svg:y="7.332cm" chart:style-name="ch9">
              <text:p>Eficiência</text:p>
            </chart:title>
          </chart:axis>
          <chart:axis chart:dimension="y" chart:name="secondary-y" chart:style-name="ch10">
            <chart:title svg:x="0.641cm" svg:y="8.429cm" chart:style-name="ch9">
              <text:p>Fator de Aceleração</text:p>
            </chart:title>
          </chart:axis>
          <chart:series chart:attached-axis="primary-y" chart:style-name="ch11" chart:values-cell-range-address="'Sheet 1 - Table 1'.B8:'Sheet 1 - Table 1'.J8" chart:label-cell-address="'Sheet 1 - Table 1'.A8:'Sheet 1 - Table 1'.A8" chart:class="chart:bar">
            <chart:data-point chart:repeated="9"/>
          </chart:series>
          <chart:series chart:attached-axis="secondary-y" chart:style-name="ch12" chart:values-cell-range-address="'Sheet 1 - Table 1'.B5:'Sheet 1 - Table 1'.J5" chart:label-cell-address="'Sheet 1 - Table 1'.A5:'Sheet 1 - Table 1'.A5" chart:class="chart:line">
            <chart:data-point chart:repeated="9"/>
          </chart:series>
          <chart:series chart:attached-axis="secondary-y" chart:style-name="ch13" chart:values-cell-range-address="'Sheet 1 - Table 1'.B7:'Sheet 1 - Table 1'.J7" chart:label-cell-address="'Sheet 1 - Table 1'.A7:'Sheet 1 - Table 1'.A7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Sheet 1 - Table 1'.B2:'Sheet 1 - Table 1'.J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63">
                <text:p>63</text:p>
              </table:table-cell>
              <table:table-cell office:value-type="float" office:value="127">
                <text:p>127</text:p>
              </table:table-cell>
              <table:table-cell office:value-type="float" office:value="255">
                <text:p>255</text:p>
              </table:table-cell>
              <table:table-cell office:value-type="float" office:value="511">
                <text:p>511</text:p>
              </table:table-cell>
            </table:table-row>
          </table:table-header-rows>
          <table:table-rows>
            <table:table-row>
              <table:table-cell office:value-type="string">
                <text:p>Eficiência Bubble Sort</text:p>
                <draw:g>
                  <svg:desc>'Sheet 1 - Table 1'.A8:'Sheet 1 - Table 1'.A8</svg:desc>
                </draw:g>
              </table:table-cell>
              <table:table-cell office:value-type="float" office:value="1">
                <text:p>1</text:p>
                <draw:g>
                  <svg:desc>'Sheet 1 - Table 1'.B8:'Sheet 1 - Table 1'.J8</svg:desc>
                </draw:g>
              </table:table-cell>
              <table:table-cell office:value-type="float" office:value="1.3261864603696">
                <text:p>1.3261864603696</text:p>
              </table:table-cell>
              <table:table-cell office:value-type="float" office:value="2.26744204078612">
                <text:p>2.26744204078612</text:p>
              </table:table-cell>
              <table:table-cell office:value-type="float" office:value="4.03809132236823">
                <text:p>4.03809132236823</text:p>
              </table:table-cell>
              <table:table-cell office:value-type="float" office:value="3.94261582051236">
                <text:p>3.94261582051236</text:p>
              </table:table-cell>
              <table:table-cell office:value-type="float" office:value="3.68562885424599">
                <text:p>3.68562885424599</text:p>
              </table:table-cell>
              <table:table-cell office:value-type="float" office:value="3.66427707727662">
                <text:p>3.66427707727662</text:p>
              </table:table-cell>
              <table:table-cell office:value-type="float" office:value="3.32002567163742">
                <text:p>3.32002567163742</text:p>
              </table:table-cell>
              <table:table-cell office:value-type="float" office:value="1.33081638782249">
                <text:p>1.33081638782249</text:p>
              </table:table-cell>
            </table:table-row>
            <table:table-row>
              <table:table-cell office:value-type="string">
                <text:p>Speed-Up BubbleSort</text:p>
                <draw:g>
                  <svg:desc>'Sheet 1 - Table 1'.A5:'Sheet 1 - Table 1'.A5</svg:desc>
                </draw:g>
              </table:table-cell>
              <table:table-cell office:value-type="float" office:value="1">
                <text:p>1</text:p>
                <draw:g>
                  <svg:desc>'Sheet 1 - Table 1'.B5:'Sheet 1 - Table 1'.J5</svg:desc>
                </draw:g>
              </table:table-cell>
              <table:table-cell office:value-type="float" office:value="3.97855938110879">
                <text:p>3.97855938110879</text:p>
              </table:table-cell>
              <table:table-cell office:value-type="float" office:value="15.8720942855029">
                <text:p>15.8720942855029</text:p>
              </table:table-cell>
              <table:table-cell office:value-type="float" office:value="60.5713698355235">
                <text:p>60.5713698355235</text:p>
              </table:table-cell>
              <table:table-cell office:value-type="float" office:value="122.221090435883">
                <text:p>122.221090435883</text:p>
              </table:table-cell>
              <table:table-cell office:value-type="float" office:value="232.194617817498">
                <text:p>232.194617817498</text:p>
              </table:table-cell>
              <table:table-cell office:value-type="float" office:value="465.363188814131">
                <text:p>465.363188814131</text:p>
              </table:table-cell>
              <table:table-cell office:value-type="float" office:value="846.606546267542">
                <text:p>846.606546267542</text:p>
              </table:table-cell>
              <table:table-cell office:value-type="float" office:value="680.04717417729">
                <text:p>680.04717417729</text:p>
              </table:table-cell>
            </table:table-row>
            <table:table-row>
              <table:table-cell office:value-type="string">
                <text:p>Speed-Up Ideal</text:p>
                <draw:g>
                  <svg:desc>'Sheet 1 - Table 1'.A7:'Sheet 1 - Table 1'.A7</svg:desc>
                </draw:g>
              </table:table-cell>
              <table:table-cell office:value-type="float" office:value="1">
                <text:p>1</text:p>
                <draw:g>
                  <svg:desc>'Sheet 1 - Table 1'.B7:'Sheet 1 - Table 1'.J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63">
                <text:p>63</text:p>
              </table:table-cell>
              <table:table-cell office:value-type="float" office:value="127">
                <text:p>127</text:p>
              </table:table-cell>
              <table:table-cell office:value-type="float" office:value="255">
                <text:p>255</text:p>
              </table:table-cell>
              <table:table-cell office:value-type="float" office:value="511">
                <text:p>5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9">
      <number:number number:decimal-places="1" loext:min-decimal-places="1"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number:number-style style:name="N10156" number:language="en" number:country="US">
      <number:number number:decimal-places="1" loext:min-decimal-places="1"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 chart:series-source="rows"/>
    </style:style>
    <style:style style:name="ch5" style:family="chart" style:data-style-name="N10000">
      <style:chart-properties chart:display-label="true" chart:logarithmic="false" chart:reverse-direction="false" text:line-break="false" loext:try-staggering-first="tru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000">
      <style:chart-properties chart:display-label="true" chart:tick-marks-major-inner="false" chart:tick-marks-major-outer="false" chart:logarithmic="false" chart:text-overlap="true" chart:reverse-direction="false" text:line-break="false" loext:try-staggering-first="tru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0156">
      <style:chart-properties chart:display-label="true" chart:tick-marks-major-inner="false" chart:tick-marks-major-outer="false" chart:logarithmic="false" chart:minimum="0" chart:gap-width="90" chart:overlap="-10" chart:reverse-direction="false" text:line-break="false" loext:try-staggering-first="tru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0" style:family="chart" style:data-style-name="N10001">
      <style:chart-properties chart:display-label="true" chart:tick-marks-major-inner="false" chart:tick-marks-major-outer="false" chart:logarithmic="false" chart:minimum="0" chart:gap-width="90" chart:overlap="-10" chart:reverse-direction="false" text:line-break="false" loext:try-staggering-first="true" chart:link-data-style-to-source="true" chart:axis-position="1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1" style:family="chart" style:data-style-name="N109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 style:data-style-name="N109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09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1.639cm" svg:height="12.719cm" xlink:href=".." xlink:type="simple" chart:class="chart:bar" chart:row-mapping="2 1 0" chart:style-name="ch1">
        <chart:title svg:x="4.419cm" svg:y="-0.038cm" chart:style-name="ch2">
          <text:p>Bubble Sort 1.000.000 Elementos
Com 5% local sort</text:p>
        </chart:title>
        <chart:legend svg:x="0.226cm" svg:y="11.476cm" style:legend-expansion="custom" chartooo:width="31.047cm" chartooo:height="1.242cm" style:legend-expansion-aspect-ratio="24.9975845410628" chart:style-name="ch3"/>
        <chart:plot-area chart:style-name="ch4" table:cell-range-address="'Sheet 1 - Table 1'.B2:'Sheet 1 - Table 1'.G2 'Sheet 1 - Table 1'.A11:'Sheet 1 - Table 1'.G12 'Sheet 1 - Table 1'.A7:'Sheet 1 - Table 1'.G7" chart:data-source-has-labels="both" svg:x="2.563cm" svg:y="1.146cm" svg:width="25.609cm" svg:height="9.379cm">
          <chartooo:coordinate-region svg:x="3.458cm" svg:y="1.358cm" svg:width="23.951cm" svg:height="8.494cm"/>
          <chart:axis chart:dimension="x" chart:name="primary-x" chart:style-name="ch5" chartooo:axis-type="auto">
            <chartooo:date-scale/>
            <chart:categories table:cell-range-address="'Sheet 1 - Table 1'.B2:'Sheet 1 - Table 1'.G2"/>
          </chart:axis>
          <chart:axis chart:dimension="x" chart:name="secondary-x" chart:style-name="ch6">
            <chart:title svg:x="14.371cm" svg:y="10.379cm" chart:style-name="ch7">
              <text:p>Núcleos</text:p>
            </chart:title>
          </chart:axis>
          <chart:axis chart:dimension="y" chart:name="primary-y" chart:style-name="ch8">
            <chart:title svg:x="28.58cm" svg:y="7.799cm" chart:style-name="ch9">
              <text:p>Eficiência</text:p>
            </chart:title>
          </chart:axis>
          <chart:axis chart:dimension="y" chart:name="secondary-y" chart:style-name="ch10">
            <chart:title svg:x="0.435cm" svg:y="9.173cm" chart:style-name="ch9">
              <text:p>Fator de Aceleração</text:p>
            </chart:title>
          </chart:axis>
          <chart:series chart:attached-axis="primary-y" chart:style-name="ch11" chart:values-cell-range-address="'Sheet 1 - Table 1'.B12:'Sheet 1 - Table 1'.G12" chart:label-cell-address="'Sheet 1 - Table 1'.A12:'Sheet 1 - Table 1'.A12" chart:class="chart:bar">
            <chart:data-point chart:repeated="6"/>
          </chart:series>
          <chart:series chart:attached-axis="secondary-y" chart:style-name="ch12" chart:values-cell-range-address="'Sheet 1 - Table 1'.B11:'Sheet 1 - Table 1'.G11" chart:label-cell-address="'Sheet 1 - Table 1'.A11:'Sheet 1 - Table 1'.A11" chart:class="chart:line">
            <chart:data-point chart:repeated="6"/>
          </chart:series>
          <chart:series chart:attached-axis="secondary-y" chart:style-name="ch13" chart:values-cell-range-address="'Sheet 1 - Table 1'.B7:'Sheet 1 - Table 1'.G7" chart:label-cell-address="'Sheet 1 - Table 1'.A7:'Sheet 1 - Table 1'.A7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Sheet 1 - Table 1'.B2:'Sheet 1 - Table 1'.G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63">
                <text:p>63</text:p>
              </table:table-cell>
            </table:table-row>
          </table:table-header-rows>
          <table:table-rows>
            <table:table-row>
              <table:table-cell office:value-type="string">
                <text:p>Eficiência Bubble Sort
Com 5% local sort</text:p>
                <draw:g>
                  <svg:desc>'Sheet 1 - Table 1'.A12:'Sheet 1 - Table 1'.A12</svg:desc>
                </draw:g>
              </table:table-cell>
              <table:table-cell office:value-type="float" office:value="1">
                <text:p>1</text:p>
                <draw:g>
                  <svg:desc>'Sheet 1 - Table 1'.B12:'Sheet 1 - Table 1'.G12</svg:desc>
                </draw:g>
              </table:table-cell>
              <table:table-cell office:value-type="float" office:value="1.47584879016719">
                <text:p>1.47584879016719</text:p>
              </table:table-cell>
              <table:table-cell office:value-type="float" office:value="2.78761234580429">
                <text:p>2.78761234580429</text:p>
              </table:table-cell>
              <table:table-cell office:value-type="float" office:value="5.47958098732277">
                <text:p>5.47958098732277</text:p>
              </table:table-cell>
              <table:table-cell office:value-type="float" office:value="5.89448106981579">
                <text:p>5.89448106981579</text:p>
              </table:table-cell>
              <table:table-cell office:value-type="float" office:value="1.52182477322191">
                <text:p>1.52182477322191</text:p>
              </table:table-cell>
            </table:table-row>
            <table:table-row>
              <table:table-cell office:value-type="string">
                <text:p>Speed-Up BubbleSort
Com 5% local sort</text:p>
                <draw:g>
                  <svg:desc>'Sheet 1 - Table 1'.A11:'Sheet 1 - Table 1'.A11</svg:desc>
                </draw:g>
              </table:table-cell>
              <table:table-cell office:value-type="float" office:value="1">
                <text:p>1</text:p>
                <draw:g>
                  <svg:desc>'Sheet 1 - Table 1'.B11:'Sheet 1 - Table 1'.G11</svg:desc>
                </draw:g>
              </table:table-cell>
              <table:table-cell office:value-type="float" office:value="4.42754637050158">
                <text:p>4.42754637050158</text:p>
              </table:table-cell>
              <table:table-cell office:value-type="float" office:value="19.51328642063">
                <text:p>19.51328642063</text:p>
              </table:table-cell>
              <table:table-cell office:value-type="float" office:value="82.1937148098416">
                <text:p>82.1937148098416</text:p>
              </table:table-cell>
              <table:table-cell office:value-type="float" office:value="182.728913164289">
                <text:p>182.728913164289</text:p>
              </table:table-cell>
              <table:table-cell office:value-type="float" office:value="95.8749607129801">
                <text:p>95.8749607129801</text:p>
              </table:table-cell>
            </table:table-row>
            <table:table-row>
              <table:table-cell office:value-type="string">
                <text:p>Speed-Up Ideal</text:p>
                <draw:g>
                  <svg:desc>'Sheet 1 - Table 1'.A7:'Sheet 1 - Table 1'.A7</svg:desc>
                </draw:g>
              </table:table-cell>
              <table:table-cell office:value-type="float" office:value="1">
                <text:p>1</text:p>
                <draw:g>
                  <svg:desc>'Sheet 1 - Table 1'.B7:'Sheet 1 - Table 1'.G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